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ann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tépha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57]-([Paramètres.$D2]*[Paramètres.$D4])" table:style-name="ce24">
            <text:p>189</text:p>
          </table:table-cell>
          <table:table-cell office:value-type="float" office:value="168" table:formula="of:=[.F57]-([Paramètres.$D2]*[Paramètres.$D4])" table:style-name="ce24">
            <text:p>168</text:p>
          </table:table-cell>
          <table:table-cell office:value-type="float" office:value="147" table:formula="of:=[.G57]-([Paramètres.$D2]*[Paramètres.$D4])" table:style-name="ce24">
            <text:p>147</text:p>
          </table:table-cell>
          <table:table-cell office:value-type="float" office:value="126" table:formula="of:=[.H57]-([Paramètres.$D2]*[Paramètres.$D4])" table:style-name="ce24">
            <text:p>126</text:p>
          </table:table-cell>
          <table:table-cell office:value-type="float" office:value="105" table:formula="of:=[.I57]-([Paramètres.$D2]*[Paramètres.$D4])" table:style-name="ce24">
            <text:p>105</text:p>
          </table:table-cell>
          <table:table-cell office:value-type="float" office:value="84" table:formula="of:=[.J57]-([Paramètres.$D2]*[Paramètres.$D4])" table:style-name="ce24">
            <text:p>84</text:p>
          </table:table-cell>
          <table:table-cell office:value-type="float" office:value="63" table:formula="of:=[.K57]-([Paramètres.$D2]*[Paramètres.$D4])" table:style-name="ce24">
            <text:p>63</text:p>
          </table:table-cell>
          <table:table-cell office:value-type="float" office:value="42" table:formula="of:=[.L57]-([Paramètres.$D2]*[Paramètres.$D4])" table:style-name="ce24">
            <text:p>42</text:p>
          </table:table-cell>
          <table:table-cell office:value-type="float" office:value="21" table:formula="of:=[.M57]-([Paramètres.$D2]*[Paramètres.$D4])" table:style-name="ce24">
            <text:p>21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969in" svg:y="0.02638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 Bruno</meta:initial-creator>
    <dc:creator>Administrateur</dc:creator>
    <meta:creation-date>2017-12-06T13:08:19Z</meta:creation-date>
    <dc:date>2019-07-23T10:19:08Z</dc:date>
    <meta:editing-cycles>6</meta:editing-cycles>
    <meta:editing-duration>PT760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